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細明體" svg:font-family="細明體" style:font-family-generic="modern" style:font-pitch="fixed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3ffc27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1d902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1dbd6e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1dccb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1e1dd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1e49d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1e633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1e95b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0036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42003641"/>
    </style:style>
    <style:style style:name="T3" style:family="text">
      <style:text-properties officeooo:rsid="41e633aa"/>
    </style:style>
    <style:style style:name="T4" style:family="text">
      <style:text-properties officeooo:rsid="41e633aa" style:font-name-asian="Arial1"/>
    </style:style>
    <style:style style:name="T5" style:family="text">
      <style:text-properties officeooo:rsid="4200364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（相關描述在　<text:span text:style-name="T1">新生之書</text:span>的 <text:span text:style-name="T1">德</text:span> 文件群）</text:p>
      <text:list xml:id="list1262517951" text:style-name="L1">
        <text:list-item>
          <text:p text:style-name="P1"><text:bookmark-start text:name="道、德"/>道、德<text:bookmark-end text:name="道、德"/></text:p>
          <text:list>
            <text:list-item>
              <text:p text:style-name="P2">道 是 中立存在。</text:p>
              <text:list>
                <text:list-item>
                  <text:p text:style-name="P11">（後續描述在 <text:span text:style-name="T1">社會</text:span> 文件群的 <text:span text:style-name="T1">錢</text:span>的 <text:span text:style-name="T2">錢 是 中立存在</text:span>）</text:p>
                </text:list-item>
              </text:list>
            </text:list-item>
            <text:list-item>
              <text:p text:style-name="P2">明顯例子。</text:p>
              <text:list>
                <text:list-item>
                  <text:p text:style-name="P6">明顯例子，假定，某一特定道 對 某一特定個體 有害。</text:p>
                  <text:list>
                    <text:list-item>
                      <text:p text:style-name="P2">該個體 有機率認定，該道 有 壞德。</text:p>
                    </text:list-item>
                    <text:list-item>
                      <text:p text:style-name="P2">該個體 有機率認定，該道 是 問題、有害的存在、有害的個體。</text:p>
                    </text:list-item>
                  </text:list>
                </text:list-item>
                <text:list-item>
                  <text:p text:style-name="P2">明顯例子，假定，某一特定道 對 某一特定個體 有益。</text:p>
                  <text:list>
                    <text:list-item>
                      <text:p text:style-name="P3">該個體 有機率認定，該道 有 好德。</text:p>
                    </text:list-item>
                    <text:list-item>
                      <text:p text:style-name="P3">該個體 有機率認定，該道 是 功能、有益的存在、有益的個體。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細明體" svg:font-family="細明體" style:font-family-generic="modern" style:font-pitch="fixed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9T14:30:25.216000000</dc:date>
    <meta:editing-duration>P16DT13H50M7S</meta:editing-duration>
    <meta:editing-cycles>15605</meta:editing-cycles>
    <meta:document-statistic meta:table-count="0" meta:image-count="0" meta:object-count="0" meta:page-count="1" meta:paragraph-count="11" meta:word-count="192" meta:character-count="231" meta:non-whitespace-character-count="202"/>
  </office:meta>
</office:document-meta>
</file>